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2.3: Расширение функциональности тем</text:h>
      <text:p text:style-name="P1">Расширение функциональности тем WordPress - это ключевой аспект, позволяющий создавать более мощные и гибкие темы, способные удовлетворить разнообразные потребности веб-сайтов.</text:p>
      <text:h text:style-name="P2" text:outline-level="4">Интеграция JavaScript и AJAX</text:h>
      <text:p text:style-name="P1">Использование JavaScript и технологии AJAX позволяет создавать интерактивные элементы и улучшать пользовательский опыт на сайте. Это включает в себя создание динамических элементов, загрузку контента без перезагрузки страницы, валидацию форм и другие асинхронные запросы к серверу.</text:p>
      <text:h text:style-name="P2" text:outline-level="4">Использование шаблонов для различных типов контента</text:h>
      <text:p text:style-name="P1">WordPress поддерживает различные типы контента, такие как записи (posts), страницы (pages), пользовательские типы записей (custom post types) и так далее. Работа с шаблонами позволяет создавать уникальные и индивидуальные макеты для каждого типа контента, что обогащает пользовательский опыт.</text:p>
      <text:h text:style-name="P2" text:outline-level="4">Оптимизация темы для SEO</text:h>
      <text:p text:style-name="P1">Оптимизация для поисковых систем (SEO) - важный аспект профессиональной разработки. Создание тем с учетом SEO позволяет улучшить видимость сайта в поисковых результатах. Это включает в себя оптимизацию мета-тегов, структуры URL, скорости загрузки страниц, использование правильных заголовков и другие SEO-приемы.</text:p>
      <text:p text:style-name="P1">Профессиональная разработка тем WordPress требует не только умения создавать визуально привлекательный дизайн, но и внедрять продвинутый функционал, улучшать пользовательский опыт и учитывать требования SEO. Эта глава позволяет разработчикам углубить знания и навыки в области создания мощных и гибких тем WordPress, которые соответствуют современным стандартам и требованиям рынк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S</meta:editing-duration>
    <meta:editing-cycles>3</meta:editing-cycles>
    <meta:generator>OpenOffice/4.1.14$Win32 OpenOffice.org_project/4114m1$Build-9811</meta:generator>
    <dc:date>2023-11-30T22:58:53.91</dc:date>
    <meta:document-statistic meta:table-count="0" meta:image-count="0" meta:object-count="0" meta:page-count="1" meta:paragraph-count="9" meta:word-count="197" meta:character-count="1588"/>
    <dc:creator>Dima Wide</dc:creator>
    <meta:user-defined meta:name="Info 1"/>
    <meta:user-defined meta:name="Info 2"/>
    <meta:user-defined meta:name="Info 3"/>
    <meta:user-defined meta:name="Info 4"/>
  </office:meta>
</office:document-meta>
</file>